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center" style:justify-single-word="false" fo:text-indent="1.199cm" style:auto-text-indent="false" fo:background-color="transparent"/>
      <style:text-properties officeooo:rsid="00251801" officeooo:paragraph-rsid="0025edac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.199cm" style:auto-text-indent="false" style:page-number="auto" fo:background-color="transparent"/>
      <style:text-properties officeooo:rsid="00251801" officeooo:paragraph-rsid="0025edac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1.199cm" style:auto-text-indent="false" fo:background-color="transparent"/>
      <style:text-properties officeooo:rsid="00251801" officeooo:paragraph-rsid="0025edac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1.199cm" style:auto-text-indent="false" fo:background-color="transparent"/>
      <style:text-properties officeooo:rsid="00251801" officeooo:paragraph-rsid="00270b8f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1.199cm" style:auto-text-indent="false" fo:background-color="transparent"/>
      <style:text-properties fo:font-weight="bold" officeooo:rsid="00251801" officeooo:paragraph-rsid="0025edac" style:font-weight-asian="bold" style:font-weight-complex="bold"/>
    </style:style>
    <style:style style:name="P6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officeooo:rsid="0025edac" officeooo:paragraph-rsid="0025edac"/>
    </style:style>
    <style:style style:name="P7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officeooo:rsid="0025edac" officeooo:paragraph-rsid="00270b8f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1.199cm" style:auto-text-indent="false" fo:background-color="transparent"/>
      <style:text-properties officeooo:rsid="0025edac" officeooo:paragraph-rsid="00270b8f"/>
    </style:style>
    <style:style style:name="P9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officeooo:paragraph-rsid="00270b8f"/>
    </style:style>
    <style:style style:name="P10" style:family="paragraph" style:parent-style-name="Standard">
      <style:paragraph-properties fo:text-align="center" style:justify-single-word="false"/>
      <style:text-properties officeooo:rsid="00251801" officeooo:paragraph-rsid="0025edac" fo:background-color="#ffff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5edac"/>
    </style:style>
    <style:style style:name="T3" style:family="text">
      <style:text-properties officeooo:rsid="00270b8f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638. Shopping Offers</text:p>
      <text:p text:style-name="P10">скидки в магазине</text:p>
      <text:p text:style-name="P2"><text:span text:style-name="T2">Д</text:span>ан массив с количеством продуктов, которые надо купить. <text:span text:style-name="T2">Т</text:span>акже дан массив скидок на эти продукты, а также массив цен без скидок. Найдите за какую минимальную стоимость можно купить заданное количество продуктов.</text:p>
      <text:p text:style-name="P5"><text:span text:style-name="T2">Input: needs = [3,2], offers = [[3,0,5], [1,2,10]], prices = [2,5]</text:span></text:p>
      <text:p text:style-name="P5"><text:span text:style-name="T2">output: 14</text:span></text:p>
      <text:p text:style-name="P1"><text:s/>пояснение</text:p>
      <text:p text:style-name="P3"><text:s/><text:span text:style-name="T2">массив needs = [3,2] </text:span>говорит что надо купить три продукта А и два продукта Б</text:p>
      <text:p text:style-name="P3"><text:tab/><text:tab/><text:tab/> <text:s text:c="2"/><text:span text:style-name="T2">А В $ <text:s text:c="3"/>A B $</text:span></text:p>
      <text:p text:style-name="P8">массив <text:span text:style-name="T1">offers</text:span> = [[3,0,5], [1,2,10]] говорит: </text:p>
      <text:list xml:id="list4058813093" text:style-name="L1">
        <text:list-item>
          <text:p text:style-name="P6">если купить 3 продукта А и 0 продуктов В то цена <text:s/>этого 5 долларов </text:p>
        </text:list-item>
        <text:list-item>
          <text:p text:style-name="P6">если купить один продукт А и два продукта В то цена этого 10 долларов массив </text:p>
        </text:list-item>
      </text:list>
      <text:p text:style-name="P4"><text:tab/><text:tab/><text:tab/> <text:s text:c="2"/><text:span text:style-name="T2">А В </text:span></text:p>
      <text:p text:style-name="P8">массив <text:span text:style-name="T1">prices = [2,5] </text:span>говорит: </text:p>
      <text:list xml:id="list4085043331" text:style-name="L2">
        <text:list-item>
          <text:p text:style-name="P9"><text:span text:style-name="T2">обычная цена продукта А равна 2 долларов о</text:span></text:p>
        </text:list-item>
        <text:list-item>
          <text:p text:style-name="P9"><text:span text:style-name="T2">бычная цена продукта B равна 5 долларов </text:span></text:p>
          <text:p text:style-name="P9"/>
          <text:p text:style-name="P9"><text:span text:style-name="T2">ответ будет равен 14 так как лучший вариант воспользоваться скидкой 1-2-10 </text:span></text:p>
          <text:p text:style-name="P9"/>
        </text:list-item>
        <text:list-item>
          <text:p text:style-name="P9"><text:span text:style-name="T2">за использование скидки мы заплатим 10 долларов То есть нам останется до купить ещё </text:span><text:span text:style-name="T3">[2, 0]</text:span><text:span text:style-name="T2"> продуктов</text:span></text:p>
        </text:list-item>
        <text:list-item>
          <text:p text:style-name="P9"><text:span text:style-name="T2">эти оставшиеся продукты мы докупим за обычную стоимость То есть за них отдадим ещё 2 x 2 + 0 X 5 = 4 доллара </text:span></text:p>
        </text:list-item>
        <text:list-item>
          <text:p text:style-name="P9"><text:span text:style-name="T2">Итого 10 долларов + 4 доллара равно 14 за все продукты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07:41:12.682561140</meta:creation-date>
    <dc:date>2024-02-20T20:30:45.856932556</dc:date>
    <meta:editing-duration>P3DT16H36M</meta:editing-duration>
    <meta:editing-cycles>20</meta:editing-cycles>
    <meta:generator>LibreOffice/7.3.7.2$Linux_X86_64 LibreOffice_project/30$Build-2</meta:generator>
    <meta:document-statistic meta:table-count="0" meta:image-count="0" meta:object-count="0" meta:page-count="1" meta:paragraph-count="21" meta:word-count="202" meta:character-count="1091" meta:non-whitespace-character-count="892"/>
  </office:meta>
</office:document-meta>
</file>